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rsid="0049e352" officeooo:paragraph-rsid="0049e352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08847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26998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cm" fo:margin-bottom="0cm" style:contextual-spacing="true" fo:line-height="100%"/>
      <style:text-properties fo:font-size="14pt" officeooo:rsid="003dea23" officeooo:paragraph-rsid="0049e352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604b" officeooo:paragraph-rsid="0053604b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2" style:family="paragraph" style:parent-style-name="Text_20_body">
      <loext:graphic-properties draw:fill-hatch-name="hatch"/>
      <style:paragraph-properties fo:margin-top="0.101cm" fo:margin-bottom="0cm" style:contextual-spacing="false" fo:line-height="200%"/>
      <style:text-properties officeooo:paragraph-rsid="001c3ee7"/>
    </style:style>
    <style:style style:name="P13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48a6a5" officeooo:paragraph-rsid="0048a6a5" style:font-size-asian="14pt" style:font-size-complex="14pt"/>
    </style:style>
    <style:style style:name="P14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28d6ad" officeooo:paragraph-rsid="0028d6ad" style:font-size-asian="14pt" style:font-size-complex="14pt"/>
    </style:style>
    <style:style style:name="P15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55cf69" officeooo:paragraph-rsid="0055cf69" style:font-size-asian="14pt" style:font-size-complex="14pt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56e445" officeooo:paragraph-rsid="0056e445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26998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6e445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a1b6c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5a30c6" style:font-size-asian="14pt" style:font-size-complex="14pt"/>
    </style:style>
    <style:style style:name="P21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bd819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bd819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 style:list-style-name="L2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6" style:family="paragraph" style:parent-style-name="Text_20_body" style:master-page-name="">
      <loext:graphic-properties draw:fill="none" draw:fill-hatch-name="hatch"/>
      <style:paragraph-properties fo:margin-left="2.2cm" fo:margin-right="0cm" fo:margin-top="0.101cm" fo:margin-bottom="0.101cm" style:contextual-spacing="false" fo:line-height="200%" fo:text-indent="-2.2cm" style:auto-text-indent="false" style:page-number="auto" fo:background-color="transparent"/>
      <style:text-properties officeooo:paragraph-rsid="002e001c"/>
    </style:style>
    <style:style style:name="T1" style:family="text">
      <style:text-properties officeooo:rsid="004637ed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9e35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6e445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5a1b6c" style:font-weight-asian="bold" style:font-weight-complex="bold"/>
    </style:style>
    <style:style style:name="T11" style:family="text">
      <style:text-properties officeooo:rsid="002c8a67"/>
    </style:style>
    <style:style style:name="T12" style:family="text">
      <style:text-properties officeooo:rsid="002cdea2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55cf69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32b6a9"/>
    </style:style>
    <style:style style:name="T17" style:family="text">
      <style:text-properties officeooo:rsid="0035852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a90dc"/>
    </style:style>
    <style:style style:name="T20" style:family="text">
      <style:text-properties officeooo:rsid="003ad9c3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fe488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56e445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5cf6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6e445" style:font-style-asian="normal" style:font-weight-asian="normal" style:font-style-complex="normal" style:font-weight-complex="normal"/>
    </style:style>
    <style:style style:name="T27" style:family="text">
      <style:text-properties officeooo:rsid="0042820b"/>
    </style:style>
    <style:style style:name="T28" style:family="text">
      <style:text-properties officeooo:rsid="002862eb"/>
    </style:style>
    <style:style style:name="T29" style:family="text">
      <style:text-properties officeooo:rsid="0043e5b2"/>
    </style:style>
    <style:style style:name="T30" style:family="text">
      <style:text-properties officeooo:rsid="0048a6a5"/>
    </style:style>
    <style:style style:name="T31" style:family="text">
      <style:text-properties officeooo:rsid="004ca047"/>
    </style:style>
    <style:style style:name="T32" style:family="text">
      <style:text-properties officeooo:rsid="004e1355"/>
    </style:style>
    <style:style style:name="T33" style:family="text">
      <style:text-properties officeooo:rsid="00526998"/>
    </style:style>
    <style:style style:name="T34" style:family="text">
      <style:text-properties officeooo:rsid="005300f0"/>
    </style:style>
    <style:style style:name="T35" style:family="text">
      <style:text-properties officeooo:rsid="0053604b"/>
    </style:style>
    <style:style style:name="T36" style:family="text">
      <style:text-properties officeooo:rsid="0055cf69"/>
    </style:style>
    <style:style style:name="T37" style:family="text">
      <style:text-properties style:text-position="super 58%"/>
    </style:style>
    <style:style style:name="T38" style:family="text">
      <style:text-properties officeooo:rsid="0056e445"/>
    </style:style>
    <style:style style:name="T39" style:family="text">
      <style:text-properties officeooo:rsid="005a1b6c"/>
    </style:style>
    <style:style style:name="T40" style:family="text">
      <style:text-properties officeooo:rsid="005a30c6"/>
    </style:style>
    <style:style style:name="T41" style:family="text">
      <style:text-properties officeooo:rsid="005ad1a7"/>
    </style:style>
    <style:style style:name="T42" style:family="text">
      <style:text-properties officeooo:rsid="005e455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9">Call to Worship</text:span><text:span text:style-name="T3"> <text:s/></text:span><text:span text:style-name="T34">Psalm 1</text:span><text:span text:style-name="T39">36:1-9</text:span><text:span text:style-name="T30"> </text:span><text:span text:style-name="T3">/ </text:span>Opening prayer (John A)</text:p>
      <text:p text:style-name="P5"><text:span text:style-name="T8">Praise: </text:span><text:span text:style-name="Emphasis"><text:span text:style-name="T18">By Faith</text:span></text:span></text:p>
      <text:p text:style-name="P7"><text:span text:style-name="Emphasis"><text:span text:style-name="T22">B</text:span></text:span><text:span text:style-name="Emphasis"><text:span text:style-name="T21">ible Reading:</text:span></text:span><text:span text:style-name="Emphasis"><text:span text:style-name="T8"> Ephesians 2:1-10</text:span></text:span><text:span text:style-name="Emphasis"><text:span text:style-name="T24"> <text:s/>(</text:span></text:span><text:span text:style-name="Emphasis"><text:span text:style-name="T25">John</text:span></text:span><text:span text:style-name="Emphasis"><text:span text:style-name="T24"> A)</text:span></text:span></text:p>
      <text:p text:style-name="P5"><text:span text:style-name="T8">Sunday School:</text:span><text:span text:style-name="T18"> (Mook L)</text:span></text:p>
      <text:p text:style-name="P4"><text:span text:style-name="Emphasis"><text:span text:style-name="T21">Praise:</text:span></text:span><text:span text:style-name="Emphasis"><text:span text:style-name="T24"> </text:span></text:span><text:span text:style-name="Emphasis"><text:span text:style-name="T5">Great is Thy Faithfulness</text:span></text:span></text:p>
      <text:p text:style-name="P12"><text:span text:style-name="T15">Announcements</text:span><text:span text:style-name="T13"> (</text:span><text:span text:style-name="T14">Mook then </text:span><text:span text:style-name="T13">John A)</text:span></text:p>
      <text:list xml:id="list2049581865" text:style-name="L1">
        <text:list-item>
          <text:p text:style-name="P15">Church Camp</text:p>
        </text:list-item>
        <text:list-item>
          <text:p text:style-name="P15">Evening Service 30<text:span text:style-name="T37">th</text:span> June 5pm</text:p>
        </text:list-item>
        <text:list-item>
          <text:p text:style-name="P13">Equip Women 24’s <text:span text:style-name="T4">Hope for the Weary</text:span> conference. <text:span text:style-name="T36">Registrations will remain open, so book now or talk to Suzanne and Pam</text:span></text:p>
        </text:list-item>
        <text:list-item>
          <text:p text:style-name="P14">Morning Tea and fellowship after the service</text:p>
        </text:list-item>
        <text:list-item>
          <text:p text:style-name="P16">Board members - a short meeting/discussion during morning tea</text:p>
        </text:list-item>
      </text:list>
      <text:p text:style-name="P9"/>
      <text:p text:style-name="P8"><text:span text:style-name="T8">Prayer for the church and the world:</text:span> <text:span text:style-name="T33">( J</text:span><text:span text:style-name="T38">ohn A</text:span><text:span text:style-name="T33">)</text:span></text:p>
      <text:p text:style-name="P5"><text:span text:style-name="Emphasis"><text:span text:style-name="T22">B</text:span></text:span><text:span text:style-name="Emphasis"><text:span text:style-name="T21">ible Reading:</text:span></text:span><text:span text:style-name="Emphasis"><text:span text:style-name="T24"> 2 Kings 20 (Rachel D)</text:span></text:span></text:p>
      <text:p text:style-name="P8"><text:span text:style-name="Emphasis"><text:span text:style-name="T21">Praise:</text:span></text:span><text:span text:style-name="Emphasis"><text:span text:style-name="T24"> </text:span></text:span><text:span text:style-name="Emphasis"><text:span text:style-name="T6">Yet Not I But Through Christ In Me</text:span></text:span><text:span text:style-name="Emphasis"><text:span text:style-name="T24"> (OFFERING)</text:span></text:span></text:p>
      <text:p text:style-name="P18"><text:span text:style-name="Emphasis"><text:span text:style-name="T23">Praise:</text:span></text:span><text:span text:style-name="Emphasis"><text:span text:style-name="T26"> </text:span></text:span><text:span text:style-name="Emphasis"><text:span text:style-name="T7">All I Have Is Christ</text:span></text:span></text:p>
      <text:p text:style-name="P26"><text:span text:style-name="T15">Sermon:</text:span><text:span text:style-name="T13"> “IN SICKNESS AND HEALTH: AIMING FOR SPIRITUAL CONSISTENCY” (Mook L)</text:span></text:p>
      <text:p text:style-name="P6"><text:span text:style-name="T8">Praise:</text:span> <text:span text:style-name="T4">Amazing Grace</text:span></text:p>
      <text:p text:style-name="P6"><text:span text:style-name="T8">Benediction</text:span> (<text:span text:style-name="T33">Mook L</text:span>)</text:p>
      <text:p text:style-name="P2">Opening Prayer (<text:span text:style-name="T34">Psalm 1</text:span><text:span text:style-name="T39">36:1-9</text:span><text:span text:style-name="T11">)</text:span></text:p>
      <text:p text:style-name="P22"><text:span text:style-name="T39">1 </text:span>Give thanks to the Lord, for he is good. His love endures forever.</text:p>
      <text:p text:style-name="P21">2 Give thanks to the God of gods. His love endures forever.</text:p>
      <text:p text:style-name="P21">3 Give thanks to the Lord of lords: His love endures forever.</text:p>
      <text:p text:style-name="P21">4 to him who alone does great wonders, His love endures forever.</text:p>
      <text:p text:style-name="P21">5 who by his understanding made the heavens, His love endures forever.</text:p>
      <text:p text:style-name="P21">6 who spread out the earth upon the waters, His love endures forever.</text:p>
      <text:p text:style-name="P21">7 who made the great lights— His love endures forever.</text:p>
      <text:p text:style-name="P21">8 the sun to govern the day, His love endures forever.</text:p>
      <text:p text:style-name="P21">9 the moon and stars to govern the night; His love endures forever.</text:p>
      <text:p text:style-name="P20"><text:span text:style-name="T19">Heavenly </text:span>Father<text:span text:style-name="T16">,</text:span> we thank You <text:span text:style-name="T12">that </text:span><text:span text:style-name="T31">we </text:span><text:span text:style-name="T35">are here today to worship </text:span><text:span text:style-name="T39">and acknowledge </text:span><text:span text:style-name="T35">You, </text:span><text:span text:style-name="T39">for You are </text:span><text:span text:style-name="T10">good – all the time</text:span><text:span text:style-name="T31">. </text:span><text:span text:style-name="T39">You alone are the Creator and Sustainer of all that is, seen and unseen.</text:span></text:p>
      <text:p text:style-name="P20"><text:span text:style-name="T40">Jesus, we are here only because You went to the Cross for us, taking our punishment, and releasing us from the guilt and the penalty for our sins.</text:span></text:p>
      <text:p text:style-name="P20"><text:span text:style-name="T27">Holy Spirit, </text:span><text:span text:style-name="T40">we worship You with the Father and the Son,</text:span><text:span text:style-name="T27"> </text:span><text:span text:style-name="T35">united</text:span><text:span text:style-name="T32"> </text:span><text:span text:style-name="T40">by the love You have shed abroad in our hearts</text:span><text:span text:style-name="T32">, </text:span><text:span text:style-name="T40">and we thank You for Your daily guidance in our lives, through the Word, which You make </text:span><text:span text:style-name="T41">alive to us from</text:span><text:span text:style-name="T40"> the page as we read.</text:span></text:p>
      <text:p text:style-name="P10">So we pray that You would be blessed and honoured by all that we say and do, </text:p>
      <text:p text:style-name="P3"><text:span text:style-name="T20">I</text:span><text:span text:style-name="T17">n </text:span><text:span text:style-name="T20">Jesus Mighty</text:span><text:span text:style-name="T17"> Name we pray</text:span><text:span text:style-name="T28">, Amen.</text:span></text:p>
      <text:p text:style-name="P3">[<text:span text:style-name="T39">By Faith</text:span>]</text:p>
      <text:p text:style-name="P25">Call to Worship (Psalm 136:1-9) / Opening prayer (John A)</text:p>
      <text:p text:style-name="P11">Praise: By Faith</text:p>
      <text:p text:style-name="P11">Bible Reading: Ephesians 2:1-10 <text:s/>(J<text:span text:style-name="T42">ohn </text:span>A)</text:p>
      <text:p text:style-name="P11">Sunday School (Mook L)</text:p>
      <text:p text:style-name="P11">Praise: Great is Thy Faithfulness</text:p>
      <text:p text:style-name="P11">Announcements (J<text:span text:style-name="T42">ohn </text:span>A + M<text:span text:style-name="T42">ook </text:span>L)</text:p>
      <text:p text:style-name="P11">Prayer for the church and the world (J<text:span text:style-name="T42">ohn </text:span>A)</text:p>
      <text:p text:style-name="P11">Bible reading: 2 Kings 20 (Rachel D)</text:p>
      <text:p text:style-name="P11">Praise: Yet Not I But Through Christ In Me</text:p>
      <text:p text:style-name="P11">Praise: All I Have Is Christ</text:p>
      <text:p text:style-name="P11">Sermon: “IN SICKNESS AND HEALTH: AIMING FOR SPIRITUAL CONSISTENCY” (M<text:span text:style-name="T42">ook </text:span>L)</text:p>
      <text:p text:style-name="P11">Praise: Amazing Grace</text:p>
      <text:p text:style-name="P11">Benediction (M<text:span text:style-name="T42">ook </text:span>L)</text:p>
      <text:p text:style-name="P11"/>
      <text:p text:style-name="P11">Sermon Outline</text:p>
      <text:p text:style-name="P11">“IN SICKNESS AND HEALTH: AIMING FOR SPIRITUAL CONSISTENCY”   (2 Kings 20)</text:p>
      <text:p text:style-name="P11">Introduction</text:p>
      <text:p text:style-name="P11">1. Never Stop Praying, no matter how hopeless</text:p>
      <text:p text:style-name="P11">2. Remain guarded when comfortable</text:p>
      <text:p text:style-name="P11">3. Live in His Grace</text:p>
      <text:p text:style-name="P11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5cf69"/>
    </style:style>
    <style:style style:name="MT2" style:family="text">
      <style:text-properties officeooo:rsid="004637ed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1.2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3rd</text:span> <text:span text:style-name="MT2">June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6-22T21:23:40.062018966</dc:date>
    <meta:editing-duration>PT5H52M48S</meta:editing-duration>
    <meta:editing-cycles>44</meta:editing-cycles>
    <meta:generator>LibreOffice/7.3.7.2$Linux_X86_64 LibreOffice_project/30$Build-2</meta:generator>
    <meta:print-date>2024-06-15T21:52:30.425370757</meta:print-date>
    <meta:document-statistic meta:table-count="0" meta:image-count="0" meta:object-count="0" meta:page-count="3" meta:paragraph-count="55" meta:word-count="504" meta:character-count="2744" meta:non-whitespace-character-count="2293"/>
  </office:meta>
</office:document-meta>
</file>